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Table1" style:family="table">
      <style:table-properties style:width="6.463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6.463cm"/>
    </style:style>
    <style:style style:name="Table1.1" style:family="table-row">
      <style:table-row-properties style:row-height="3.9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44546a" loext:opacity="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AU" style:letter-kerning="fals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left="0.501cm" fo:margin-right="0.501cm" fo:text-indent="0cm" style:auto-text-indent="false"/>
    </style:style>
    <style:style style:name="T1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44546a" loext:opacity="100%" fo:font-size="9pt" style:font-size-asian="9pt" style:font-size-complex="9pt"/>
    </style:style>
    <style:style style:name="Sect1" style:family="section">
      <style:section-properties text:dont-balance-text-columns="tru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"><text:span text:style-name="T1">[person.first_name;block=tbs:row] [person.last_name]</text:span></text:p>
            </table:table-cell>
          </table:table-row>
        </table:table>
        <text:p text:style-name="P2"/>
        <text:p text:style-name="P4"><text:span text:style-name="T2">Printed from [onshow.system_name] Jethro system on [onshow..now;frm=’yyyy-mm-dd’] by [onshow.username]</text:span><text:bookmark text:name="_GoBack"/></text:p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A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A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" style:font-family-complex="'Lohit Hindi'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3cm" style:num-format="1" style:print-orientation="portrait" fo:margin-top="1cm" fo:margin-bottom="1cm" fo:margin-left="0.801cm" fo:margin-right="0.8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 Barrett</meta:initial-creator>
    <dc:creator>Tom Barrett</dc:creator>
    <meta:editing-cycles>8</meta:editing-cycles>
    <meta:creation-date>2019-12-01T23:59:00</meta:creation-date>
    <dc:date>2019-12-02T00:29:00</dc:date>
    <meta:editing-duration>PT10M</meta:editing-duration>
    <meta:generator>LibreOffice/7.4.2.3$FreeBSD_X86_64 LibreOffice_project/40$Build-3</meta:generator>
    <meta:document-statistic meta:table-count="1" meta:image-count="0" meta:object-count="0" meta:page-count="1" meta:paragraph-count="2" meta:word-count="11" meta:character-count="154" meta:non-whitespace-character-count="145"/>
    <meta:user-defined meta:name="AppVersion">16.0000</meta:user-defined>
    <meta:template xlink:type="simple" xlink:actuate="onRequest" xlink:title="Normal.dotm" xlink:href=""/>
  </office:meta>
</office:document-meta>
</file>